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40777" officeooo:paragraph-rsid="00040777"/>
    </style:style>
    <style:style style:name="P2" style:family="paragraph" style:parent-style-name="Standard">
      <style:text-properties style:font-name="Arial" fo:font-style="italic" officeooo:rsid="00040777" officeooo:paragraph-rsid="00040777" style:font-style-asian="italic" style:font-style-complex="italic"/>
    </style:style>
    <style:style style:name="P3" style:family="paragraph" style:parent-style-name="Standard">
      <style:text-properties style:font-name="Arial" fo:font-style="italic" officeooo:rsid="0004f505" officeooo:paragraph-rsid="0004f505" style:font-style-asian="italic" style:font-style-complex="italic"/>
    </style:style>
    <style:style style:name="P4" style:family="paragraph" style:parent-style-name="Standard">
      <style:text-properties style:font-name="Arial" fo:font-style="italic" officeooo:rsid="0004f505" officeooo:paragraph-rsid="0006d4a8" style:font-style-asian="italic" style:font-style-complex="italic"/>
    </style:style>
    <style:style style:name="P5" style:family="paragraph" style:parent-style-name="Standard">
      <style:text-properties style:font-name="Arial" fo:font-style="italic" fo:font-weight="bold" officeooo:rsid="00040777" officeooo:paragraph-rsid="00040777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Arial" fo:font-style="italic" fo:font-weight="bold" officeooo:rsid="0006d4a8" officeooo:paragraph-rsid="0006d4a8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Arial" fo:font-style="italic" style:text-underline-style="none" fo:font-weight="bold" officeooo:rsid="00040777" officeooo:paragraph-rsid="00040777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Arial" fo:font-style="italic" fo:font-weight="normal" officeooo:rsid="0006d4a8" officeooo:paragraph-rsid="0006d4a8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Arial" fo:font-style="italic" officeooo:rsid="0006d4a8" officeooo:paragraph-rsid="0006d4a8" style:font-style-asian="italic" style:font-style-complex="italic"/>
    </style:style>
    <style:style style:name="P10" style:family="paragraph" style:parent-style-name="Standard">
      <style:text-properties style:font-name="Arial" fo:font-style="normal" fo:font-weight="normal" officeooo:rsid="0006d4a8" officeooo:paragraph-rsid="0006d4a8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Arial" fo:font-style="normal" fo:font-weight="normal" officeooo:rsid="00088854" officeooo:paragraph-rsid="0008885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Arial" fo:font-style="normal" fo:font-weight="normal" officeooo:rsid="0008e0e3" officeooo:paragraph-rsid="0008e0e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Arial" fo:font-style="normal" fo:font-weight="normal" officeooo:rsid="0009cacf" officeooo:paragraph-rsid="0009cacf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Arial" fo:font-style="normal" fo:font-weight="normal" officeooo:rsid="000ad554" officeooo:paragraph-rsid="000ad55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Arial" fo:font-style="normal" fo:font-weight="normal" officeooo:rsid="000f2488" officeooo:paragraph-rsid="000f248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Arial" fo:font-style="normal" fo:font-weight="normal" officeooo:rsid="000f326f" officeooo:paragraph-rsid="000f326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Arial" fo:font-style="normal" fo:font-weight="normal" officeooo:rsid="000f47a2" officeooo:paragraph-rsid="000f47a2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style:font-name="Arial" fo:font-style="normal" fo:font-weight="normal" officeooo:rsid="000f47a2" officeooo:paragraph-rsid="000f47a2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style:font-name="Arial" fo:font-style="normal" fo:font-weight="normal" officeooo:rsid="000f47a2" officeooo:paragraph-rsid="000f47a2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style:font-name="Arial" fo:font-style="normal" fo:font-weight="normal" officeooo:rsid="000f47a2" officeooo:paragraph-rsid="000f47a2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style:font-name="Arial" fo:font-style="normal" fo:font-weight="normal" officeooo:rsid="000f47a2" officeooo:paragraph-rsid="000f47a2" style:font-style-asian="normal" style:font-weight-asian="normal" style:font-style-complex="normal" style:font-weight-complex="normal"/>
    </style:style>
    <style:style style:name="P22" style:family="paragraph" style:parent-style-name="Standard" style:list-style-name="L5">
      <style:text-properties style:font-name="Arial" fo:font-style="normal" fo:font-weight="normal" officeooo:rsid="000f47a2" officeooo:paragraph-rsid="000f47a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Arial" fo:font-style="normal" fo:font-weight="normal" officeooo:rsid="000faab1" officeooo:paragraph-rsid="000faab1" style:font-style-asian="normal" style:font-weight-asian="normal" style:font-style-complex="normal" style:font-weight-complex="normal"/>
    </style:style>
    <style:style style:name="P24" style:family="paragraph" style:parent-style-name="Standard" style:list-style-name="L6">
      <style:text-properties style:font-name="Arial" fo:font-style="normal" fo:font-weight="normal" officeooo:rsid="000faab1" officeooo:paragraph-rsid="000faab1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Arial" fo:font-style="normal" fo:font-weight="normal" officeooo:rsid="000ffef3" officeooo:paragraph-rsid="000ffef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Arial" fo:font-style="normal" fo:font-weight="normal" officeooo:rsid="0010d9d0" officeooo:paragraph-rsid="0010d9d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Arial" fo:font-style="normal" fo:font-weight="normal" officeooo:rsid="00142a1a" officeooo:paragraph-rsid="00164c8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Arial" fo:font-style="normal" fo:font-weight="normal" officeooo:rsid="00166e69" officeooo:paragraph-rsid="00166e6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Arial" fo:font-style="normal" fo:font-weight="normal" officeooo:rsid="00199f3e" officeooo:paragraph-rsid="00199f3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Arial" fo:font-style="normal" fo:font-weight="bold" officeooo:rsid="0006d4a8" officeooo:paragraph-rsid="0006d4a8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Arial" fo:font-style="normal" fo:font-weight="bold" officeooo:rsid="00088854" officeooo:paragraph-rsid="00088854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Arial" fo:font-style="normal" fo:font-weight="bold" officeooo:rsid="0009cacf" officeooo:paragraph-rsid="0009cacf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Arial" fo:font-style="normal" fo:font-weight="bold" officeooo:rsid="000cb33c" officeooo:paragraph-rsid="0006d4a8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Arial" fo:font-style="normal" fo:font-weight="bold" officeooo:rsid="000e18c0" officeooo:paragraph-rsid="000e18c0" style:font-style-asian="normal" style:font-weight-asian="bold" style:font-style-complex="normal" style:font-weight-complex="bold"/>
    </style:style>
    <style:style style:name="P35" style:family="paragraph" style:parent-style-name="Standard">
      <style:text-properties style:font-name="Arial" fo:font-style="normal" fo:font-weight="bold" officeooo:rsid="000f2488" officeooo:paragraph-rsid="000f2488" style:font-style-asian="normal" style:font-weight-asian="bold" style:font-style-complex="normal" style:font-weight-complex="bold"/>
    </style:style>
    <style:style style:name="P36" style:family="paragraph" style:parent-style-name="Standard" style:list-style-name="L8">
      <style:text-properties officeooo:rsid="0010d9d0" officeooo:paragraph-rsid="0010d9d0"/>
    </style:style>
    <style:style style:name="P37" style:family="paragraph" style:parent-style-name="Standard" style:list-style-name="L8">
      <style:text-properties officeooo:paragraph-rsid="0010d9d0"/>
    </style:style>
    <style:style style:name="P38" style:family="paragraph" style:parent-style-name="Standard" style:list-style-name="L8">
      <style:text-properties officeooo:rsid="0012aed8" officeooo:paragraph-rsid="0012aed8"/>
    </style:style>
    <style:style style:name="P39" style:family="paragraph" style:parent-style-name="Standard">
      <style:text-properties officeooo:rsid="0012aed8" officeooo:paragraph-rsid="0012aed8"/>
    </style:style>
    <style:style style:name="P40" style:family="paragraph" style:parent-style-name="Standard">
      <style:paragraph-properties fo:break-before="page"/>
      <style:text-properties style:font-name="Arial" fo:font-style="normal" fo:font-weight="normal" officeooo:rsid="0010d9d0" officeooo:paragraph-rsid="0010d9d0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88854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88854" style:font-style-asian="normal" style:font-weight-asian="normal" style:font-style-complex="normal" style:font-weight-complex="normal"/>
    </style:style>
    <style:style style:name="T5" style:family="text">
      <style:text-properties officeooo:rsid="0004f505"/>
    </style:style>
    <style:style style:name="T6" style:family="text">
      <style:text-properties officeooo:rsid="0006d4a8"/>
    </style:style>
    <style:style style:name="T7" style:family="text">
      <style:text-properties fo:font-weight="bold" officeooo:rsid="0006d4a8" style:font-weight-asian="bold" style:font-weight-complex="bold"/>
    </style:style>
    <style:style style:name="T8" style:family="text">
      <style:text-properties officeooo:rsid="000f326f"/>
    </style:style>
    <style:style style:name="T9" style:family="text">
      <style:text-properties officeooo:rsid="000faab1"/>
    </style:style>
    <style:style style:name="T10" style:family="text">
      <style:text-properties officeooo:rsid="0010d9d0"/>
    </style:style>
    <style:style style:name="T11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Arial" fo:font-style="normal" fo:font-weight="normal" officeooo:rsid="0010d9d0" style:font-style-asian="normal" style:font-weight-asian="normal" style:font-style-complex="normal" style:font-weight-complex="normal"/>
    </style:style>
    <style:style style:name="T13" style:family="text">
      <style:text-properties officeooo:rsid="00164c8c"/>
    </style:style>
    <style:style style:name="T14" style:family="text">
      <style:text-properties officeooo:rsid="001855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5/04/2021 – Cálita – Etiqueta</text:p>
      <text:p text:style-name="P1"/>
      <text:p text:style-name="P5">TRABALHO para dia 19/04</text:p>
      <text:p text:style-name="P5"/>
      <text:p text:style-name="P7">→ Apresentar</text:p>
      <text:p text:style-name="P7">→ Grupo de 7 pessoas</text:p>
      <text:p text:style-name="P7">→ 1 país ou cultura</text:p>
      <text:p text:style-name="P7"><text:tab/>&gt; Bandeira</text:p>
      <text:p text:style-name="P7"><text:tab/>&gt; Comidas típicas</text:p>
      <text:p text:style-name="P7"><text:tab/>&gt; Curiosidades da etiqueta</text:p>
      <text:p text:style-name="P7"><text:tab/>&gt; Apresentação criativa</text:p>
      <text:p text:style-name="P7"><text:tab/>&gt; <text:span text:style-name="T5">2</text:span>0 minutos</text:p>
      <text:p text:style-name="P2"/>
      <text:p text:style-name="P3">Número do grupo e integrantes:</text:p>
      <text:p text:style-name="P3">→ <text:span text:style-name="T6">Ádina, eloíse, Larrisa ciqueira, Sara, Caroline, Elias, Irene, Nicolas</text:span></text:p>
      <text:p text:style-name="P4">→ <text:span text:style-name="T6">Aquilina, Fiilipe, Larrisa Shlickman, Tiago Juliel, Gabriel, ìris, Cassiano</text:span></text:p>
      <text:p text:style-name="P4"><text:span text:style-name="T6">→ </text:span><text:span text:style-name="T7">Clebson, Gabriela, Leonardo, Vanessa, Glaucia, Jediel, Wanne</text:span></text:p>
      <text:p text:style-name="P9">→ Vitor, Daniele, João gustavo, Jossélia, Lorena, Maria Eduarda <text:s/>…</text:p>
      <text:p text:style-name="P4"/>
      <text:p text:style-name="P4"/>
      <text:p text:style-name="P6">Gírias</text:p>
      <text:p text:style-name="P10">Não use. (pessoal, pois não da pra controlar) Tentar ao máximo diminuir o uso.</text:p>
      <text:p text:style-name="P10"/>
      <text:p text:style-name="P30">Restaurante</text:p>
      <text:p text:style-name="P10">Homem na frente da mulher ou ao lado.</text:p>
      <text:p text:style-name="P10">A mulher não faz o pedido, o boy tem que fazer o pedido. Got it</text:p>
      <text:p text:style-name="P10"/>
      <text:p text:style-name="P30">Livros</text:p>
      <text:p text:style-name="P10">Não devolver livro, bad</text:p>
      <text:p text:style-name="P10"/>
      <text:p text:style-name="P30">Gafe</text:p>
      <text:p text:style-name="P6"><text:span text:style-name="T3">Não contorna, corrigi</text:span><text:span text:style-name="T4">r </text:span><text:span text:style-name="T3">é pior. ACABOU O ASSUNTO</text:span></text:p>
      <text:p text:style-name="P10"/>
      <text:p text:style-name="P30"/>
      <text:p text:style-name="P30">Entrada e saída de ambientes</text:p>
      <text:p text:style-name="P10">Deixar bom testemunho.</text:p>
      <text:p text:style-name="P10">Ser discreto ao entrar.</text:p>
      <text:p text:style-name="P30"/>
      <text:p text:style-name="P30">Caminhando na rua</text:p>
      <text:p text:style-name="P10">Homem sempre fica pro lado dos carros, ok</text:p>
      <text:p text:style-name="P30"/>
      <text:p text:style-name="P30">Festas e comemorações</text:p>
      <text:p text:style-name="P10">Convites:</text:p>
      <text:p text:style-name="P10">&gt; Casamento é muito importante, não deixar pra última hora 4 meses de antecedência</text:p>
      <text:p text:style-name="P8"><text:span text:style-name="T1">&gt; </text:span><text:span text:style-name="T2">1 mês de antecedência no mínimo, preferivelmente 4 meses antes</text:span></text:p>
      <text:p text:style-name="P11"/>
      <text:p text:style-name="P11">&gt; Anfitrião da festa, acolher a pessoa que chega na festa.</text:p>
      <text:p text:style-name="P11"/>
      <text:p text:style-name="P11"/>
      <text:p text:style-name="P31">Esquecendo o nome</text:p>
      <text:p text:style-name="P11">“Se lembra de mim?”, Sorria e diga sem mentir “Claro que lembro! Mas esqueci seu nome agora.”</text:p>
      <text:p text:style-name="P11"><text:soft-page-break/></text:p>
      <text:p text:style-name="P31">Regras de etiqueta para tempos de COVID 19</text:p>
      <text:p text:style-name="P12">respeitar</text:p>
      <text:p text:style-name="P12"/>
      <text:p text:style-name="P32">Higiêne pessoal</text:p>
      <text:p text:style-name="P13"/>
      <text:p text:style-name="P32">Higiêne dos cabelos</text:p>
      <text:p text:style-name="P14">Lavar cabelo na água Gelada</text:p>
      <text:p text:style-name="P33"/>
      <text:p text:style-name="P33"/>
      <text:p text:style-name="P33"/>
      <text:p text:style-name="P34">Mesa</text:p>
      <text:p text:style-name="P34"/>
      <text:p text:style-name="P34">1 garfo </text:p>
      <text:p text:style-name="P34">1 faca</text:p>
      <text:p text:style-name="P34">1 colher</text:p>
      <text:p text:style-name="P34">1 prato</text:p>
      <text:p text:style-name="P34"/>
      <text:p text:style-name="P34"/>
      <text:p text:style-name="P35">====================================================================</text:p>
      <text:p text:style-name="P15"/>
      <text:p text:style-name="P15"/>
      <text:p text:style-name="P15">hello darkness my old friend…. Idk why I thought of this</text:p>
      <text:p text:style-name="P15"/>
      <text:p text:style-name="P15"/>
      <text:p text:style-name="P15">A mesa – “vamos entrar na mesa.” - Cálita</text:p>
      <text:p text:style-name="P15"/>
      <text:p text:style-name="P15"/>
      <text:p text:style-name="P15">Servir somente o suficiente… Repetir não é feio, mas servir uma “montanha” é.</text:p>
      <text:p text:style-name="P15"/>
      <text:p text:style-name="P15">COMER E FALAR AO MESMO TEMPO………….PLS GUYS</text:p>
      <text:p text:style-name="P15">Cotovelos na mesa… oh</text:p>
      <text:p text:style-name="P15">barulhos com a boca</text:p>
      <text:p text:style-name="P15">Cumprimentar com APERTO DE MÃO ALGUEM QUE ESTEJA SE ALIMENTANDO</text:p>
      <text:p text:style-name="P15">Usar os talheres corretamente</text:p>
      <text:p text:style-name="P15"/>
      <text:p text:style-name="P15">Não cortar massas e alface????? <text:span text:style-name="T8">WHAT THE FUCK??</text:span></text:p>
      <text:p text:style-name="P15"/>
      <text:p text:style-name="P16">Não usar palito de dentes… → comer petiscos</text:p>
      <text:p text:style-name="P16"/>
      <text:p text:style-name="P16">Pedir licença para entrar e sair da mesa. …oh</text:p>
      <text:p text:style-name="P16">Nunca gritar para chamar o garçom</text:p>
      <text:p text:style-name="P16">Quando for repetir pegar um prato limpo… oh, ok – talheres silanizando que terminou??</text:p>
      <text:p text:style-name="P16"/>
      <text:p text:style-name="P16">Na hora de servir não escavar ou mexer no conteúdo de recipiente, mas sim servir -se de forma rápida e discreta…</text:p>
      <text:p text:style-name="P16"/>
      <text:p text:style-name="P16">Não usem seus talheres para se servir… CHECK</text:p>
      <text:p text:style-name="P16">Se ao provar algo você não gostar...Mão de concha, tirar a comida no garfo do ladinho.</text:p>
      <text:p text:style-name="P16">Algo na mesa for a do seu alcance não colocar a mão por cima da comida</text:p>
      <text:p text:style-name="P16">Nunca comece a se alimentar antes dos outros – esperar todos se servirem e comerjuntos</text:p>
      <text:p text:style-name="P16"/>
      <text:p text:style-name="P16"><text:soft-page-break/>Como comer pão:</text:p>
      <text:list xml:id="list3080016242" text:style-name="L2">
        <text:list-item>
          <text:p text:style-name="P19">Não pode potear o pão ;c</text:p>
        </text:list-item>
        <text:list-item>
          <text:p text:style-name="P19">Pratinho do pão e não pode tirar o pão do pratinho</text:p>
        </text:list-item>
      </text:list>
      <text:p text:style-name="P17"/>
      <text:p text:style-name="P17"/>
      <text:p text:style-name="P17">Como comer batata frita:</text:p>
      <text:list xml:id="list2832946291" text:style-name="L1">
        <text:list-item>
          <text:p text:style-name="P18">Com as mãos se for com hamburger</text:p>
        </text:list-item>
        <text:list-item>
          <text:p text:style-name="P18">Com os talheres se for “comida de prato”</text:p>
        </text:list-item>
      </text:list>
      <text:p text:style-name="P17"/>
      <text:p text:style-name="P17">Como comer sopas e caldos:</text:p>
      <text:list xml:id="list4109100597" text:style-name="L3">
        <text:list-item>
          <text:p text:style-name="P20">Servem-se no prato fundo ou taça própria</text:p>
        </text:list-item>
        <text:list-item>
          <text:p text:style-name="P20">Com a maior colher. Com cuidado para não respingar</text:p>
        </text:list-item>
        <text:list-item>
          <text:p text:style-name="P20">Colher até a boca e não a boca até a colher</text:p>
        </text:list-item>
        <text:list-item>
          <text:p text:style-name="P20">Elevar um pouquinho o prato pra pegar o resto do caldo</text:p>
        </text:list-item>
      </text:list>
      <text:p text:style-name="P17"/>
      <text:p text:style-name="P17"><text:span text:style-name="T9">Como comer a</text:span>s massas</text:p>
      <text:list xml:id="list2209319378" text:style-name="L4">
        <text:list-item>
          <text:p text:style-name="P21">Espaguete, enrolar</text:p>
        </text:list-item>
      </text:list>
      <text:p text:style-name="P17"/>
      <text:p text:style-name="P17"><text:span text:style-name="T9">Como comer p</text:span>eixes:</text:p>
      <text:list xml:id="list1620335523" text:style-name="L5">
        <text:list-item>
          <text:p text:style-name="P22">Quando o peixe não vem sem espinhas, devem separar-se as espinhas com os talheres, <text:span text:style-name="T9">rasgando o peixeo pra tirar as espinhas</text:span></text:p>
        </text:list-item>
      </text:list>
      <text:p text:style-name="P17"/>
      <text:p text:style-name="P23">Como comer frutas:</text:p>
      <text:list xml:id="list3653265885" text:style-name="L6">
        <text:list-item>
          <text:p text:style-name="P24">Comer de garfo e faca na mesa</text:p>
        </text:list-item>
        <text:list-item>
          <text:p text:style-name="P24">Cortar as frutas antes de servir sempre e descascadas</text:p>
        </text:list-item>
      </text:list>
      <text:p text:style-name="P23"/>
      <text:p text:style-name="P23"/>
      <text:p text:style-name="P25">Talheres para direita já está terminado</text:p>
      <text:p text:style-name="P25"/>
      <text:p text:style-name="P25">Uso de fora para dentro.</text:p>
      <text:p text:style-name="P25"/>
      <text:p text:style-name="P25">Entrada</text:p>
      <text:p text:style-name="P25">Peixei e trutos do mar…</text:p>
      <text:p text:style-name="P25">Carne</text:p>
      <text:p text:style-name="P25">Sobremesa</text:p>
      <text:p text:style-name="P25">chá ou café no final</text:p>
      <text:p text:style-name="P25"/>
      <text:p text:style-name="P25">/ <text:span text:style-name="T10">\ → Pausa</text:span></text:p>
      <text:p text:style-name="P26">-|- → Aguardo 2° prato</text:p>
      <text:p text:style-name="P26">/\ → Não gostei (Faca encaixada no garfo)</text:p>
      <text:p text:style-name="P26">| | –&gt; Satisfeito </text:p>
      <text:p text:style-name="P26">= → Excelente</text:p>
      <text:p text:style-name="P26"/>
      <text:p text:style-name="P26"/>
      <text:p text:style-name="P40">Como montar uma linha de servir</text:p>
      <text:p text:style-name="P26"/>
      <text:list xml:id="list1448004465" text:style-name="L8">
        <text:list-item>
          <text:p text:style-name="P37"><text:span text:style-name="T12">Utensilios, pratos, talheres e guardanapos</text:span></text:p>
        </text:list-item>
        <text:list-item>
          <text:p text:style-name="P36"><text:span text:style-name="T11">Frios, saladas, tortas, maionese</text:span></text:p>
        </text:list-item>
        <text:list-item>
          <text:p text:style-name="P36"><text:span text:style-name="T11">Tompero</text:span></text:p>
        </text:list-item>
        <text:list-item>
          <text:p text:style-name="P38"><text:span text:style-name="T11">Pratos quentes em ordem que faça sentido.</text:span></text:p>
        </text:list-item>
        <text:list-item>
          <text:p text:style-name="P38"><text:span text:style-name="T11">Por fim carnes e sobremesas</text:span></text:p>
        </text:list-item>
        <text:list-item>
          <text:p text:style-name="P38"><text:span text:style-name="T11">bebidas, se possível em uma mesa separada</text:span></text:p>
        </text:list-item>
        <text:list-item>
          <text:p text:style-name="P38"><text:span text:style-name="T11">Molhos perto do que o acompanha</text:span></text:p>
        </text:list-item>
        <text:list-item>
          <text:p text:style-name="P38"><text:span text:style-name="T11">RESUMO → Entradas, pratos principais, sobremesas e bebidas</text:span></text:p>
        </text:list-item>
      </text:list>
      <text:p text:style-name="P39"><text:span text:style-name="T11"/></text:p>
      <text:p text:style-name="P39"><text:span text:style-name="T11"/></text:p>
      <text:p text:style-name="P27"><text:span text:style-name="T13">INTERVALO</text:span></text:p>
      <text:p text:style-name="P27"/>
      <text:p text:style-name="P27"><text:s text:c="150"/></text:p>
      <text:p text:style-name="P28"/>
      <text:p text:style-name="P28"/>
      <text:p text:style-name="P28">Como colocar os pegadores <text:span text:style-name="T14">(não na comida)</text:span></text:p>
      <text:p text:style-name="P29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12T15:37:04.478000000</dc:date>
    <meta:editing-duration>PT4H40M31S</meta:editing-duration>
    <meta:editing-cycles>9</meta:editing-cycles>
    <meta:document-statistic meta:table-count="0" meta:image-count="0" meta:object-count="0" meta:page-count="4" meta:paragraph-count="107" meta:word-count="678" meta:character-count="3911" meta:non-whitespace-character-count="3196"/>
  </office:meta>
</office:document-meta>
</file>